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cm" fo:min-width="3.1cm"/>
    </style:style>
    <style:style style:name="gr3" style:family="graphic" style:parent-style-name="standard">
      <style:graphic-properties draw:stroke="none" svg:stroke-color="#000000" draw:fill="none" draw:fill-color="#ffffff" fo:min-height="1.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fill="none" fo:min-height="2.071cm"/>
    </style:style>
    <style:style style:name="gr6" style:family="graphic" style:parent-style-name="standard">
      <style:graphic-properties draw:marker-start="Square" draw:marker-start-width="0.3cm" draw:marker-end="Arrow" draw:marker-end-width="0.3cm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1" style:family="graphic" style:parent-style-name="standard">
      <style:graphic-properties draw:stroke="none" svg:stroke-color="#000000" draw:fill="none" draw:fill-color="#ffffff" fo:min-height="2.4cm"/>
    </style:style>
    <style:style style:name="gr12" style:family="graphic" style:parent-style-name="standard">
      <style:graphic-properties draw:stroke="none" svg:stroke-color="#000000" draw:fill="none" draw:fill-color="#ffffff" fo:min-height="2cm"/>
    </style:style>
    <style:style style:name="gr13" style:family="graphic" style:parent-style-name="standard">
      <style:graphic-properties draw:stroke="none" svg:stroke-color="#000000" draw:fill="none" draw:fill-color="#ffffff" fo:min-height="1.05cm"/>
    </style:style>
    <style:style style:name="gr1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fo:min-height="0.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6cm" fo:min-width="0cm"/>
    </style:style>
    <style:style style:name="gr19" style:family="graphic" style:parent-style-name="standard">
      <style:graphic-properties draw:stroke="none" svg:stroke-color="#000000" draw:fill="none" draw:fill-color="#ffffff" fo:min-height="0.45cm"/>
    </style:style>
    <style:style style:name="gr20" style:family="graphic" style:parent-style-name="standard">
      <style:graphic-properties draw:stroke="none" svg:stroke-color="#000000" draw:fill="none" draw:fill-color="#ffffff" fo:min-height="0.066cm"/>
    </style:style>
    <style:style style:name="gr21" style:family="graphic" style:parent-style-name="standard">
      <style:graphic-properties draw:stroke="none" svg:stroke-color="#000000" draw:fill="none" draw:fill-color="#ffffff" fo:min-height="1.65cm"/>
    </style:style>
    <style:style style:name="gr22" style:family="graphic" style:parent-style-name="standard">
      <style:graphic-properties draw:stroke="none" svg:stroke-color="#000000" draw:fill="none" draw:fill-color="#ffffff" fo:min-height="2.25cm"/>
    </style:style>
    <style:style style:name="gr23" style:family="graphic" style:parent-style-name="standard">
      <style:graphic-properties draw:stroke="none" svg:stroke-color="#000000" draw:fill="none" draw:fill-color="#ffffff" fo:min-height="2.4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86cm" fo:min-width="0cm"/>
    </style:style>
    <style:style style:name="gr25" style:family="graphic" style:parent-style-name="standard">
      <style:graphic-properties draw:stroke="none" svg:stroke-color="#000000" draw:fill="none" draw:fill-color="#ffffff" fo:min-height="3.55cm"/>
    </style:style>
    <style:style style:name="gr26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27" style:family="graphic" style:parent-style-name="standard">
      <style:graphic-properties draw:stroke="none" svg:stroke-color="#000000" draw:fill="none" draw:fill-color="#ffffff" fo:min-height="1.1cm"/>
    </style:style>
    <style:style style:name="gr28" style:family="graphic" style:parent-style-name="objectwithoutfill">
      <style:graphic-properties draw:marker-end="Arrow" draw:marker-end-width="0.3cm" draw:fill="none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6cm" fo:min-width="0cm"/>
    </style:style>
    <style:style style:name="gr30" style:family="graphic" style:parent-style-name="standard">
      <style:graphic-properties draw:stroke="none" svg:stroke-color="#000000" draw:fill="none" draw:fill-color="#ffffff" fo:min-height="0.95cm"/>
    </style:style>
    <style:style style:name="gr31" style:family="graphic" style:parent-style-name="standard">
      <style:graphic-properties draw:textarea-vertical-align="middle"/>
    </style:style>
    <style:style style:name="gr32" style:family="graphic" style:parent-style-name="standard">
      <style:graphic-properties draw:stroke="none" svg:stroke-color="#000000" draw:fill="none" draw:fill-color="#ffffff" fo:min-height="0cm"/>
    </style:style>
    <style:style style:name="gr33" style:family="graphic" style:parent-style-name="standard">
      <style:graphic-properties draw:stroke="none" svg:stroke-color="#000000" draw:fill="none" draw:fill-color="#ffffff" fo:min-height="0.9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font-size="14pt" fo:font-weight="bold" style:font-size-asian="14pt" style:font-weight-asian="bold" style:font-size-complex="14pt" style:font-weight-complex="bold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style:text-properties fo:font-size="18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14pt" style:font-size-asian="14pt" style:font-size-complex="14pt"/>
    </style:style>
    <style:style style:name="P9" style:family="paragraph">
      <style:text-properties fo:font-size="12pt" style:font-size-asian="12pt" style:font-size-complex="12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8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4pt" fo:font-weight="normal" style:font-size-asian="14pt" style:font-weight-asian="normal" style:font-size-complex="14pt" style:font-weight-complex="normal"/>
    </style:style>
    <style:style style:name="T7" style:family="text">
      <style:text-properties fo:font-size="13pt" fo:font-weight="normal" style:font-size-asian="13pt" style:font-weight-asian="normal" style:font-size-complex="13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xml:id="id3" draw:id="id3" draw:layer="layout" svg:width="18cm" svg:height="4.5cm" svg:x="1cm" svg:y="3.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9cm" svg:height="2.471cm" svg:x="1.2cm" svg:y="4.529cm">
          <draw:text-box>
            <text:p text:style-name="P1"><text:span text:style-name="T1">Master</text:span></text:p>
            <text:p><text:span text:style-name="T2">Хранение/ прием/рассылка таблицы роутов, хранение/прием логов </text:span></text:p>
          </draw:text-box>
        </draw:frame>
        <draw:frame draw:style-name="gr3" draw:text-style-name="P2" draw:layer="layout" svg:width="6.8cm" svg:height="1.916cm" svg:x="11.8cm" svg:y="4.6cm">
          <draw:text-box>
            <text:p text:style-name="P1"><text:span text:style-name="T1">Mslave</text:span><text:span text:style-name="T2"> </text:span></text:p>
            <text:p><text:span text:style-name="T2">RS-485, FIFO, таблица роутов, отправка логов</text:span></text:p>
          </draw:text-box>
        </draw:frame>
        <draw:custom-shape draw:style-name="gr1" draw:text-style-name="P1" xml:id="id1" draw:id="id1" draw:layer="layout" svg:width="7.4cm" svg:height="5.3cm" svg:x="1cm" svg:y="21.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758cm" svg:height="0.806cm" svg:x="8.9cm" svg:y="3.494cm">
          <draw:text-box>
            <text:p><text:span text:style-name="T1">Ведущий</text:span></text:p>
          </draw:text-box>
        </draw:frame>
        <draw:frame draw:style-name="gr5" draw:text-style-name="P4" draw:layer="layout" svg:width="6.233cm" svg:height="2.321cm" svg:x="1.567cm" svg:y="22.6cm">
          <draw:text-box>
            <text:p text:style-name="P1"><text:span text:style-name="T1">Mslave</text:span><text:span text:style-name="T2"> </text:span></text:p>
            <text:p><text:span text:style-name="T2">RS-485, FIFO, таблица роутов, отправка логов</text:span></text:p>
          </draw:text-box>
        </draw:frame>
        <draw:line draw:style-name="gr6" draw:text-style-name="P1" draw:layer="layout" svg:x1="2.3cm" svg:y1="21.5cm" svg:x2="2.3cm" svg:y2="7.7cm">
          <text:p/>
        </draw:line>
        <draw:custom-shape draw:style-name="gr7" draw:text-style-name="P5" xml:id="id2" draw:id="id2" draw:layer="layout" svg:width="6.1cm" svg:height="1.4cm" svg:x="12.1cm" svg:y="12.8cm">
          <text:p text:style-name="P1"><text:span text:style-name="T1">Mslave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8.4cm" svg:y1="24.15cm" svg:x2="15.15cm" svg:y2="14.2cm" draw:start-shape="id1" draw:start-glue-point="1" draw:end-shape="id2" draw:end-glue-point="2" svg:d="m8400 24150h6750v-9950">
          <text:p/>
        </draw:connector>
        <draw:connector draw:style-name="gr8" draw:text-style-name="P1" draw:layer="layout" draw:line-skew="1.099cm" svg:x1="15.15cm" svg:y1="14.2cm" svg:x2="19cm" svg:y2="5.45cm" draw:start-shape="id2" draw:start-glue-point="2" draw:end-shape="id3" draw:end-glue-point="1" svg:d="m15150 14200v1600h4351v-10350h-501">
          <text:p/>
        </draw:connector>
        <draw:line draw:style-name="gr6" draw:text-style-name="P1" draw:layer="layout" svg:x1="3.1cm" svg:y1="7.7cm" svg:x2="3.2cm" svg:y2="21.5cm">
          <text:p/>
        </draw:line>
        <draw:frame draw:style-name="gr9" draw:text-style-name="P3" draw:layer="layout" svg:width="0.942cm" svg:height="0.9cm" svg:x="1.8cm" svg:y="6.9cm">
          <draw:text-box>
            <text:p><text:span text:style-name="T1">in</text:span></text:p>
          </draw:text-box>
        </draw:frame>
        <draw:frame draw:style-name="gr10" draw:text-style-name="P3" draw:layer="layout" svg:width="1.268cm" svg:height="0.806cm" svg:x="2.632cm" svg:y="6.9cm">
          <draw:text-box>
            <text:p><text:span text:style-name="T1">out</text:span></text:p>
          </draw:text-box>
        </draw:frame>
        <draw:custom-shape draw:style-name="gr1" draw:text-style-name="P1" draw:layer="layout" svg:width="0.7cm" svg:height="2.7cm" svg:x="3.6cm" svg:y="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layer="layout" svg:width="13cm" svg:height="2.65cm" svg:x="4.7cm" svg:y="8.3cm">
          <draw:text-box>
            <text:p>In </text:p>
            <text:p><text:span text:style-name="T3">[LOG|LEN|DATA] <text:s text:c="7"/>DATA = ответ ПР</text:span></text:p>
            <text:p><text:span text:style-name="T3">[SET|LEN|TR_ROW] <text:s/>TR_ROW= ADDR485:IP:PORT_RS-485</text:span></text:p>
            <text:p><text:span text:style-name="T3">[RLO|INDEX] <text:s text:c="14"/>INDEX = строка из таблицы LOG</text:span></text:p>
          </draw:text-box>
        </draw:frame>
        <draw:custom-shape draw:style-name="gr1" draw:text-style-name="P1" draw:layer="layout" svg:width="0.7cm" svg:height="3.3cm" svg:x="3.6cm" svg:y="17.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layer="layout" svg:width="8.6cm" svg:height="2.25cm" svg:x="5.2cm" svg:y="18.7cm">
          <draw:text-box>
            <text:p>Out </text:p>
            <text:p><text:span text:style-name="T2">TAB|LEN|ROW|LEN|DATA| … |CRC</text:span></text:p>
          </draw:text-box>
        </draw:frame>
        <draw:frame draw:style-name="gr13" draw:text-style-name="P2" draw:layer="layout" svg:width="4.1cm" svg:height="1.3cm" svg:x="10.2cm" svg:y="25.3cm">
          <draw:text-box>
            <text:p><text:span text:style-name="T2">SET|LEN|FIFO</text:span></text:p>
          </draw:text-box>
        </draw:frame>
        <draw:custom-shape draw:style-name="gr1" draw:text-style-name="P1" draw:layer="layout" svg:width="5.5cm" svg:height="0.6cm" svg:x="9.3cm" svg:y="24.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1" draw:layer="layout" svg:width="0.2cm" svg:height="2.7cm" svg:x="10cm" svg:y="4.4cm">
          <text:p/>
          <draw:enhanced-geometry svg:viewBox="0 0 21600 21600" draw:type="rectangle" draw:enhanced-path="M 0 0 L 21600 0 21600 21600 0 21600 0 0 Z N"/>
        </draw:custom-shape>
        <draw:frame draw:style-name="gr15" draw:text-style-name="P3" draw:layer="layout" svg:width="3.7cm" svg:height="1.05cm" svg:x="3.2cm" svg:y="21.8cm">
          <draw:text-box>
            <text:p><text:span text:style-name="T1">Ведомый</text:span></text:p>
          </draw:text-box>
        </draw:frame>
      </draw:page>
      <draw:page draw:name="page2" draw:style-name="dp1" draw:master-page-name="Обычный">
        <draw:custom-shape draw:style-name="gr1" draw:text-style-name="P1" draw:layer="layout" svg:width="19cm" svg:height="12.4cm" svg:x="1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9cm" svg:height="7.2cm" svg:x="1cm" svg:y="21.4cm">
          <text:p/>
          <draw:enhanced-geometry svg:viewBox="0 0 21600 21600" draw:type="rectangle" draw:enhanced-path="M 0 0 L 21600 0 21600 21600 0 21600 0 0 Z N"/>
        </draw:custom-shape>
        <draw:frame draw:style-name="gr16" draw:text-style-name="P3" draw:layer="layout" svg:width="4.7cm" svg:height="0.806cm" svg:x="1cm" svg:y="1cm">
          <draw:text-box>
            <text:p><text:span text:style-name="T1">Ведущий(Master)</text:span></text:p>
          </draw:text-box>
        </draw:frame>
        <draw:line draw:style-name="gr6" draw:text-style-name="P1" draw:layer="layout" svg:x1="2.4cm" svg:y1="21.3cm" svg:x2="2.4cm" svg:y2="13.4cm">
          <text:p/>
        </draw:line>
        <draw:line draw:style-name="gr6" draw:text-style-name="P1" draw:layer="layout" svg:x1="3.1cm" svg:y1="13.4cm" svg:x2="3.2cm" svg:y2="21.3cm">
          <text:p/>
        </draw:line>
        <draw:frame draw:style-name="gr17" draw:text-style-name="P3" draw:layer="layout" svg:width="1.1cm" svg:height="0.806cm" svg:x="1.9cm" svg:y="12.594cm">
          <draw:text-box>
            <text:p><text:span text:style-name="T1">in</text:span></text:p>
          </draw:text-box>
        </draw:frame>
        <draw:frame draw:style-name="gr18" draw:text-style-name="P3" draw:layer="layout" svg:width="1.6cm" svg:height="1.106cm" svg:x="2.7cm" svg:y="12.594cm">
          <draw:text-box>
            <text:p><text:span text:style-name="T1">out</text:span></text:p>
          </draw:text-box>
        </draw:frame>
        <draw:custom-shape draw:style-name="gr1" draw:text-style-name="P1" draw:layer="layout" svg:width="0.7cm" svg:height="3.5cm" svg:x="3.6cm" svg:y="1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6" draw:layer="layout" svg:width="13cm" svg:height="2.65cm" svg:x="5.3cm" svg:y="13.9cm">
          <draw:text-box>
            <text:p><text:span text:style-name="T4">In (постоянное TCP соединение)</text:span></text:p>
            <text:p><text:span text:style-name="T3">[LOG|LEN|DATA] <text:s text:c="7"/>DATA = ответ ПР</text:span></text:p>
            <text:p><text:span text:style-name="T3">[SET|LEN|TR_ROW] <text:s/>TR_ROW= ADDR485:IP:PORT_RS-485</text:span></text:p>
            <text:p><text:span text:style-name="T3">[RLO|INDEX] <text:s text:c="14"/>INDEX = строка из таблицы LOG</text:span></text:p>
          </draw:text-box>
        </draw:frame>
        <draw:custom-shape draw:style-name="gr1" draw:text-style-name="P1" draw:layer="layout" svg:width="0.7cm" svg:height="3.3cm" svg:x="3.6cm" svg:y="17.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6" draw:layer="layout" svg:width="8.6cm" svg:height="2.25cm" svg:x="5.2cm" svg:y="18.7cm">
          <draw:text-box>
            <text:p><text:span text:style-name="T4">Out </text:span></text:p>
            <text:p><text:span text:style-name="T2">TAB|LEN|ROW|LEN|DATA| … |CRC</text:span></text:p>
          </draw:text-box>
        </draw:frame>
        <draw:frame draw:style-name="gr15" draw:text-style-name="P3" draw:layer="layout" svg:width="5.9cm" svg:height="1.05cm" svg:x="1cm" svg:y="27.6cm">
          <draw:text-box>
            <text:p><text:span text:style-name="T1">Ведомый(Mslave)</text:span></text:p>
          </draw:text-box>
        </draw:frame>
        <draw:frame draw:style-name="gr19" draw:text-style-name="P1" draw:layer="layout" svg:width="10.9cm" svg:height="0.806cm" svg:x="4.4cm" svg:y="1cm">
          <draw:text-box>
            <text:p text:style-name="P1"><text:span text:style-name="T2">bo_master_main() bo_net_master.c</text:span></text:p>
          </draw:text-box>
        </draw:frame>
        <draw:frame draw:style-name="gr20" draw:text-style-name="P2" draw:layer="layout" svg:width="6.7cm" svg:height="1.916cm" svg:x="1.2cm" svg:y="10.7cm">
          <draw:text-box>
            <text:p><text:span text:style-name="T1">Проверка соединений</text:span><text:span text:style-name="T2"> </text:span><text:span text:style-name="T1">In</text:span></text:p>
            <text:p><text:span text:style-name="T2">m_servWork() - сервер</text:span></text:p>
            <text:p><text:span text:style-name="T2">select(in, timeout)</text:span></text:p>
          </draw:text-box>
        </draw:frame>
        <draw:frame draw:style-name="gr21" draw:text-style-name="P2" draw:layer="layout" svg:width="11.6cm" svg:height="1.916cm" svg:x="7.9cm" svg:y="10.684cm">
          <draw:text-box>
            <text:p><text:span text:style-name="T1">Разбор принятых сообщений (SET|LOG|RLO)</text:span></text:p>
            <text:p><text:span text:style-name="T2">Конечный автомат(КА)</text:span></text:p>
            <text:p><text:span text:style-name="T2">bo_master_core() bo_net_master_core.c</text:span></text:p>
          </draw:text-box>
        </draw:frame>
        <draw:frame draw:style-name="gr22" draw:text-style-name="P2" draw:layer="layout" svg:width="8.2cm" svg:height="2.897cm" svg:x="1cm" svg:y="1.9cm">
          <draw:text-box>
            <text:p><text:span text:style-name="T1">Таблица роутов (Хеш-таблица)</text:span></text:p>
            <text:p><text:span text:style-name="T1">SET - сообщения</text:span></text:p>
            <text:p><text:span text:style-name="T5">TOHT *tr = ht_new();</text:span></text:p>
            <text:p><text:span text:style-name="T5">key(addr485) </text:span></text:p>
            <text:p><text:span text:style-name="T5">value(IP:PORT_RS-485)</text:span></text:p>
          </draw:text-box>
        </draw:frame>
        <draw:frame draw:style-name="gr23" draw:layer="layout" svg:width="11.1cm" svg:height="3.964cm" svg:x="8.9cm" svg:y="1.9cm">
          <draw:text-box>
            <text:p><text:span text:style-name="T1">Таблица LOG(цикл массив фиксированной длины)</text:span></text:p>
            <text:p><text:span text:style-name="T6">LOG — сообщения</text:span></text:p>
            <text:p><text:span text:style-name="T7">size tab = [log_pr] max_size (master.cfg)</text:span></text:p>
            <text:p><text:span text:style-name="T7">Default size tab = 1024</text:span></text:p>
            <text:p><text:span text:style-name="T7">log length = 1200 (BO_ARR_ITEM_VAL)</text:span></text:p>
            <text:p><text:span text:style-name="T5">bo_cycle_arr *logArr;</text:span></text:p>
          </draw:text-box>
        </draw:frame>
        <draw:frame draw:style-name="gr24" draw:text-style-name="P2" draw:layer="layout" svg:width="8.567cm" svg:height="3.409cm" svg:x="1.3cm" svg:y="6.491cm">
          <draw:text-box>
            <text:p text:style-name="P2"><text:span text:style-name="T1">Списки вход/исх соединений</text:span></text:p>
            <text:p text:style-name="P2"><text:span text:style-name="T2">(Односвяз-ые списки фикс. длины)</text:span></text:p>
            <text:p text:style-name="P2"><text:span text:style-name="T5">size = <text:s/>[sock] maxconnect (master.cfg)</text:span></text:p>
            <text:p text:style-name="P2"><text:span text:style-name="T5">default size = 250</text:span></text:p>
            <text:p text:style-name="P2"><text:span text:style-name="T5">struct bo_llsock *list_in;</text:span></text:p>
            <text:p text:style-name="P2"><text:span text:style-name="T5">struct bo_llsock *list_out;</text:span></text:p>
          </draw:text-box>
        </draw:frame>
        <draw:frame draw:style-name="gr12" draw:text-style-name="P2" draw:layer="layout" svg:width="9.5cm" svg:height="5.074cm" svg:x="0.9cm" svg:y="21.681cm">
          <draw:text-box>
            <text:p text:style-name="P2"><text:span text:style-name="T1">Открывает соединение In, Out</text:span></text:p>
            <text:p text:style-name="P2"><text:span text:style-name="T1">Отправка лог ПР</text:span></text:p>
            <text:p text:style-name="P2"><text:span text:style-name="T5">LOG bo_sendLogMsg() bo_net.c</text:span></text:p>
            <text:p text:style-name="P2"><text:span text:style-name="T1">Отправка при откл/вкл устр RS-485</text:span></text:p>
            <text:p text:style-name="P2"><text:span text:style-name="T5">SET bo_sendSetMsg() bo_net.c</text:span></text:p>
            <text:p text:style-name="P2"><text:span text:style-name="T1">Запрос лог из таблицы по индексу</text:span></text:p>
            <text:p text:style-name="P2"><text:span text:style-name="T5">RLO bo_sendRloMsg()</text:span></text:p>
            <text:p text:style-name="P2"><text:span text:style-name="T1">Прием таблицы роутов</text:span></text:p>
            <text:p text:style-name="P2"><text:span text:style-name="T5">TAB bo_master_core()</text:span></text:p>
          </draw:text-box>
        </draw:frame>
        <draw:frame draw:style-name="gr25" draw:text-style-name="P2" draw:layer="layout" svg:width="9.6cm" svg:height="3.8cm" svg:x="10.7cm" svg:y="22cm">
          <draw:text-box>
            <text:p text:style-name="P2"><text:span text:style-name="T1">FIFO Хранение/Отправка</text:span></text:p>
            <text:p text:style-name="P2"><text:span text:style-name="T5">FIFO(односвяз список ) bo_fifo.c</text:span></text:p>
            <text:p text:style-name="P2"><text:span text:style-name="T5">FIFO length = mslave.cfg</text:span></text:p>
            <text:p text:style-name="P2"><text:span text:style-name="T5">FIFO item size1200(BO_FIFO_ITEM_VAL)</text:span></text:p>
          </draw:text-box>
        </draw:frame>
        <draw:frame draw:style-name="gr13" draw:layer="layout" svg:width="6.6cm" svg:height="1.3cm" svg:x="11.8cm" svg:y="27.3cm">
          <draw:text-box>
            <text:p>Работа с <text:s/>RS-485</text:p>
          </draw:text-box>
        </draw:frame>
        <draw:line draw:style-name="gr26" draw:text-style-name="P1" draw:layer="layout" svg:x1="16.6cm" svg:y1="21.5cm" svg:x2="16.6cm" svg:y2="18.6cm">
          <text:p/>
        </draw:line>
        <draw:line draw:style-name="gr26" draw:text-style-name="P1" draw:layer="layout" svg:x1="16.6cm" svg:y1="18.6cm" svg:x2="20cm" svg:y2="18.6cm">
          <text:p/>
        </draw:line>
        <draw:frame draw:style-name="gr27" draw:layer="layout" svg:width="6.2cm" svg:height="1.517cm" svg:x="15.3cm" svg:y="16.883cm">
          <draw:text-box>
            <text:p><text:span text:style-name="T2">TCP соединение</text:span></text:p>
            <text:p><text:span text:style-name="T2">(не постоянное</text:span>)</text:p>
          </draw:text-box>
        </draw:frame>
      </draw:page>
      <draw:page draw:name="page3" draw:style-name="dp1" draw:master-page-name="Обычный">
        <draw:custom-shape draw:style-name="gr7" draw:text-style-name="P4" draw:layer="layout" svg:width="17.3cm" svg:height="5.2cm" svg:x="2.1cm" svg:y="1.9cm">
          <text:p text:style-name="P1"><text:span text:style-name="T2">bo_master_main() </text:span></text:p>
          <text:p text:style-name="P1"><text:span text:style-name="T2">Инициализация</text:span></text:p>
          <text:p text:style-name="P7"><text:span text:style-name="T2">RecvBuf — буфер для чтения из сокетов</text:span></text:p>
          <text:p text:style-name="P7"><text:span text:style-name="T2">LogArr — табл для хранения логов ПР</text:span></text:p>
          <text:p text:style-name="P7"><text:span text:style-name="T2">list_in — список вход сокетов</text:span></text:p>
          <text:p text:style-name="P7"><text:span text:style-name="T2">list_out — список исход сокетов</text:span></text:p>
          <text:p text:style-name="P7"><text:span text:style-name="T2">tab_route — таблица роутов</text:span></text:p>
          <text:p text:style-name="P1"><text:span text:style-name="T2">Запускаем серверные сокеты</text:span></text:p>
          <text:p text:style-name="P1"><text:span text:style-name="T2">sock_in, sock_out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9.9cm" svg:height="5.3cm" svg:x="9.2cm" svg:y="9.6cm">
          <text:p text:style-name="P1"><text:span text:style-name="T2">m_servWork() </text:span></text:p>
          <text:p text:style-name="P1"><text:span text:style-name="T2">Добавляем сокеты в r_set</text:span></text:p>
          <text:p text:style-name="P7"><text:span text:style-name="T2">FD_SET(r_set, list_in);</text:span></text:p>
          <text:p text:style-name="P7"><text:span text:style-name="T2">FD_SET(r_set, list_out);</text:span></text:p>
          <text:p text:style-name="P7"><text:span text:style-name="T2">FD_SET(r_set, sock_in);</text:span></text:p>
          <text:p text:style-name="P7"><text:span text:style-name="T2">FD_SET(r_set, sock_out);</text:span></text:p>
          <text:p text:style-name="P1"><text:span text:style-name="T2">Ожидаем события на сокетах</text:span></text:p>
          <text:p text:style-name="P1"><text:span text:style-name="T2">timeout = 50 ms</text:span></text:p>
          <text:p text:style-name="P1"><text:span text:style-name="T2">exec=select(rset, NULL, NULL, timeout);</text:span></text:p>
          <draw:enhanced-geometry svg:viewBox="0 0 21600 21600" draw:type="rectangle" draw:enhanced-path="M 0 0 L 21600 0 21600 21600 0 21600 0 0 Z N"/>
        </draw:custom-shape>
        <draw:line draw:style-name="gr28" draw:text-style-name="P1" draw:layer="layout" svg:x1="13.951cm" svg:y1="7.1cm" svg:x2="13.951cm" svg:y2="9.6cm">
          <text:p/>
        </draw:line>
        <draw:custom-shape draw:style-name="gr7" draw:text-style-name="P4" draw:layer="layout" svg:width="6cm" svg:height="4.1cm" svg:x="2.6cm" svg:y="9.6cm">
          <text:p text:style-name="P1"><text:span text:style-name="T2">m_sendTabPacket()</text:span></text:p>
          <text:p text:style-name="P1"><text:span text:style-name="T2">Отправка таблицы </text:span></text:p>
          <text:p text:style-name="P1"><text:span text:style-name="T2">роутов, </text:span></text:p>
          <text:p text:style-name="P1"><text:span text:style-name="T2">клиентам list_out</text:span></text:p>
          <draw:enhanced-geometry svg:viewBox="0 0 21600 21600" draw:type="rectangle" draw:enhanced-path="M 0 0 L 21600 0 21600 21600 0 21600 0 0 Z N"/>
        </draw:custom-shape>
        <draw:line draw:style-name="gr28" draw:text-style-name="P1" draw:layer="layout" svg:x1="9.2cm" svg:y1="14.7cm" svg:x2="4.1cm" svg:y2="14.7cm">
          <text:p/>
        </draw:line>
        <draw:frame draw:style-name="gr4" draw:text-style-name="P2" draw:layer="layout" svg:width="2.394cm" svg:height="0.806cm" svg:x="5.9cm" svg:y="13.8cm">
          <draw:text-box>
            <text:p><text:span text:style-name="T2">exec = 0</text:span></text:p>
          </draw:text-box>
        </draw:frame>
        <draw:line draw:style-name="gr28" draw:text-style-name="P4" draw:layer="layout" svg:x1="4.7cm" svg:y1="9.6cm" svg:x2="4.7cm" svg:y2="8.3cm">
          <text:p/>
        </draw:line>
        <draw:line draw:style-name="gr28" draw:text-style-name="P4" draw:layer="layout" svg:x1="13.2cm" svg:y1="14.9cm" svg:x2="15.2cm" svg:y2="17cm">
          <text:p/>
        </draw:line>
        <draw:custom-shape draw:style-name="gr7" draw:text-style-name="P8" draw:layer="layout" svg:width="6.3cm" svg:height="3.2cm" svg:x="13.7cm" svg:y="17cm">
          <text:p text:style-name="P7"><text:span text:style-name="T2">Проверка какие</text:span></text:p>
          <text:p text:style-name="P7"><text:span text:style-name="T2"><text:s/></text:span><text:span text:style-name="T2">сокеты вызвали </text:span></text:p>
          <text:p text:style-name="P7"><text:span text:style-name="T2">событие</text:span></text:p>
          <draw:enhanced-geometry svg:viewBox="0 0 21600 21600" draw:type="rectangle" draw:enhanced-path="M 0 0 L 21600 0 21600 21600 0 21600 0 0 Z N"/>
        </draw:custom-shape>
        <draw:line draw:style-name="gr28" draw:text-style-name="P4" xml:id="id6" draw:id="id6" draw:layer="layout" svg:x1="15.4cm" svg:y1="14.9cm" svg:x2="15.4cm" svg:y2="15.7cm">
          <text:p/>
        </draw:line>
        <draw:frame draw:style-name="gr29" draw:text-style-name="P9" draw:layer="layout" svg:width="2.259cm" svg:height="0.725cm" svg:x="15.441cm" svg:y="14.9cm">
          <draw:text-box>
            <text:p text:style-name="P9"><text:span text:style-name="T3">exec = -1</text:span></text:p>
          </draw:text-box>
        </draw:frame>
        <draw:custom-shape draw:style-name="gr7" draw:text-style-name="P4" xml:id="id7" draw:id="id7" draw:layer="layout" svg:width="2.5cm" svg:height="1.2cm" svg:x="17.5cm" svg:y="15.1cm">
          <text:p text:style-name="P1"><text:span text:style-name="T2">EXIT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6.4cm" svg:height="3cm" svg:x="5cm" svg:y="19.4cm">
          <text:p text:style-name="P1"><text:span text:style-name="T2">КА-&gt;bo_master_core()</text:span></text:p>
          <text:p text:style-name="P1"><text:span text:style-name="T2">Читаем сообщение</text:span></text:p>
          <text:p text:style-name="P1"><text:span text:style-name="T2">SET|LOG|RLO</text:span></text:p>
          <draw:enhanced-geometry svg:viewBox="0 0 21600 21600" draw:type="rectangle" draw:enhanced-path="M 0 0 L 21600 0 21600 21600 0 21600 0 0 Z N"/>
        </draw:custom-shape>
        <draw:line draw:style-name="gr28" draw:text-style-name="P4" draw:layer="layout" svg:x1="9.1cm" svg:y1="17.8cm" svg:x2="8cm" svg:y2="17.8cm">
          <text:p/>
        </draw:line>
        <draw:frame draw:style-name="gr30" draw:text-style-name="P2" draw:layer="layout" svg:width="1.9cm" svg:height="1.2cm" svg:x="11.2cm" svg:y="20.7cm">
          <draw:text-box>
            <text:p><text:span text:style-name="T2">list_in</text:span></text:p>
          </draw:text-box>
        </draw:frame>
        <draw:connector draw:style-name="gr31" draw:text-style-name="P4" draw:layer="layout" draw:line-skew="-9.55cm" svg:x1="1cm" svg:y1="27.4cm" svg:x2="1.2cm" svg:y2="8.3cm" draw:start-shape="id4" draw:start-glue-point="3" draw:end-shape="id5" draw:end-glue-point="3" svg:d="m1000 27400v-19100h200v0">
          <text:p/>
        </draw:connector>
        <draw:line draw:style-name="gr28" draw:text-style-name="P4" xml:id="id5" draw:id="id5" draw:layer="layout" svg:x1="1.2cm" svg:y1="8.3cm" svg:x2="14cm" svg:y2="8.3cm">
          <text:p/>
        </draw:line>
        <draw:custom-shape draw:style-name="gr7" draw:text-style-name="P8" draw:layer="layout" svg:width="6.4cm" svg:height="3.2cm" svg:x="5cm" svg:y="15.7cm">
          <text:p text:style-name="P7"><text:span text:style-name="T2">Закрываем сокет. </text:span></text:p>
          <text:p text:style-name="P7"><text:span text:style-name="T2">Удаляем сокет в list_out.</text:span></text:p>
          <text:p text:style-name="P7"><text:span text:style-name="T2"><text:s/></text:span><text:span text:style-name="T2">Удаляем все маршруты </text:span></text:p>
          <text:p text:style-name="P7"><text:span text:style-name="T2">в tab_route.</text:span>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.463cm" svg:height="0.806cm" svg:x="2.437cm" svg:y="20.394cm">
          <draw:text-box>
            <text:p><text:span text:style-name="T2">SET</text:span></text:p>
          </draw:text-box>
        </draw:frame>
        <draw:frame draw:style-name="gr15" draw:text-style-name="P2" draw:layer="layout" svg:width="2.3cm" svg:height="1.05cm" svg:x="11.3cm" svg:y="17.05cm">
          <draw:text-box>
            <text:p><text:span text:style-name="T2">list_out</text:span></text:p>
          </draw:text-box>
        </draw:frame>
        <draw:custom-shape draw:style-name="gr7" draw:text-style-name="P4" draw:layer="layout" svg:width="6.8cm" svg:height="2.2cm" svg:x="11.3cm" svg:y="23.1cm">
          <text:p text:style-name="P1"><text:span text:style-name="T2">m_addClient()</text:span></text:p>
          <text:p text:style-name="P1"><text:span text:style-name="T2">Добавляем сокет </text:span></text:p>
          <text:p text:style-name="P1"><text:span text:style-name="T2">в list_in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9" draw:id="id9" draw:layer="layout" svg:width="6.8cm" svg:height="2.4cm" svg:x="11.3cm" svg:y="26.2cm">
          <text:p text:style-name="P1"><text:span text:style-name="T2">m_addClientOut()</text:span></text:p>
          <text:p text:style-name="P1"><text:span text:style-name="T2">Добавляем сокет </text:span></text:p>
          <text:p text:style-name="P1"><text:span text:style-name="T2">в list_out</text:span>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2.187cm" svg:height="0.806cm" svg:x="15.913cm" svg:y="22.2cm">
          <draw:text-box>
            <text:p><text:span text:style-name="T2">sock_in</text:span></text:p>
          </draw:text-box>
        </draw:frame>
        <draw:frame draw:style-name="gr32" draw:text-style-name="P2" draw:layer="layout" svg:width="2.9cm" svg:height="0.806cm" svg:x="15.6cm" svg:y="25.5cm">
          <draw:text-box>
            <text:p><text:span text:style-name="T2">sock_out</text:span></text:p>
          </draw:text-box>
        </draw:frame>
        <draw:connector draw:style-name="gr31" draw:text-style-name="P1" draw:layer="layout" svg:x1="15.4cm" svg:y1="15.7cm" svg:x2="17.5cm" svg:y2="15.7cm" draw:start-shape="id6" draw:start-glue-point="2" draw:end-shape="id7" draw:end-glue-point="3" svg:d="m15400 15700h2100">
          <text:p/>
        </draw:connector>
        <draw:line draw:style-name="gr28" draw:text-style-name="P1" draw:layer="layout" svg:x1="13.7cm" svg:y1="18.6cm" svg:x2="11.4cm" svg:y2="18.6cm">
          <text:p/>
        </draw:line>
        <draw:line draw:style-name="gr28" draw:text-style-name="P1" draw:layer="layout" svg:x1="15.8cm" svg:y1="20.2cm" svg:x2="15.8cm" svg:y2="23.1cm">
          <text:p/>
        </draw:line>
        <draw:line draw:style-name="gr28" draw:text-style-name="P1" xml:id="id8" draw:id="id8" draw:layer="layout" svg:x1="19.3cm" svg:y1="20.2cm" svg:x2="19.3cm" svg:y2="27.4cm">
          <text:p/>
        </draw:line>
        <draw:connector draw:style-name="gr31" draw:text-style-name="P1" draw:layer="layout" svg:x1="19.3cm" svg:y1="27.4cm" svg:x2="18.1cm" svg:y2="27.4cm" draw:start-shape="id8" draw:start-glue-point="2" draw:end-shape="id9" draw:end-glue-point="1" svg:d="m19300 27400h-1200">
          <text:p/>
        </draw:connector>
        <draw:line draw:style-name="gr28" draw:text-style-name="P1" draw:layer="layout" svg:x1="13.7cm" svg:y1="20.2cm" svg:x2="11.4cm" svg:y2="20.7cm">
          <text:p/>
        </draw:line>
        <draw:line draw:style-name="gr28" draw:text-style-name="P1" draw:layer="layout" svg:x1="5cm" svg:y1="17.3cm" svg:x2="4cm" svg:y2="17.3cm">
          <text:p/>
        </draw:line>
        <draw:line draw:style-name="gr28" draw:text-style-name="P1" draw:layer="layout" svg:x1="5cm" svg:y1="21cm" svg:x2="4.1cm" svg:y2="21cm">
          <text:p/>
        </draw:line>
        <draw:line draw:style-name="gr28" draw:text-style-name="P1" draw:layer="layout" svg:x1="4cm" svg:y1="21cm" svg:x2="4cm" svg:y2="13.7cm">
          <text:p/>
        </draw:line>
        <draw:line draw:style-name="gr28" draw:text-style-name="P1" draw:layer="layout" svg:x1="6.1cm" svg:y1="22.4cm" svg:x2="6.1cm" svg:y2="24.3cm">
          <text:p/>
        </draw:line>
        <draw:line draw:style-name="gr28" draw:text-style-name="P1" draw:layer="layout" svg:x1="11.3cm" svg:y1="24.3cm" svg:x2="1cm" svg:y2="24.3cm">
          <text:p/>
        </draw:line>
        <draw:line draw:style-name="gr28" draw:text-style-name="P1" xml:id="id4" draw:id="id4" draw:layer="layout" svg:x1="11.3cm" svg:y1="27.4cm" svg:x2="1cm" svg:y2="27.4cm">
          <text:p/>
        </draw:line>
        <draw:frame draw:style-name="gr33" draw:text-style-name="P2" draw:layer="layout" svg:width="3.5cm" svg:height="1.15cm" svg:x="6.4cm" svg:y="22.65cm">
          <draw:text-box>
            <text:p text:style-name="P2"><text:span text:style-name="T2">LOG|RLO</text:span></text:p>
          </draw:text-box>
        </draw:frame>
        <draw:frame draw:style-name="gr15" draw:text-style-name="P9" draw:layer="layout" svg:width="2.5cm" svg:height="1.05cm" svg:x="12cm" svg:y="15.3cm">
          <draw:text-box>
            <text:p text:style-name="P9"><text:span text:style-name="T3">exec= 1</text:span></text:p>
          </draw:text-box>
        </draw:frame>
      </draw:page>
      <draw:page draw:name="page4" draw:style-name="dp1" draw:master-page-name="Обычный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Square" svg:viewBox="0 0 10 10" svg:d="m0 0h10v10h-1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12-03T20:37:27</meta:creation-date>
    <dc:date>2014-12-05T11:04:09</dc:date>
    <meta:editing-duration>PT3H31M59S</meta:editing-duration>
    <meta:editing-cycles>14</meta:editing-cycles>
    <meta:generator>LibreOffice/3.5$Linux_X86_64 LibreOffice_project/350m1$Build-2</meta:generator>
    <meta:document-statistic meta:object-count="83"/>
  </office:meta>
</office:document-meta>
</file>